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dash" draw:stroke-dash="dash14" svg:stroke-width="0.035cm" svg:stroke-color="#80808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08cm" draw:stroke-linejoin="miter" draw:fill="solid" draw:fill-color="#000000"/>
    </style:style>
    <style:style style:name="gr6" style:family="graphic" style:parent-style-name="standard">
      <style:graphic-properties draw:stroke="solid" svg:stroke-width="0.008cm" svg:stroke-color="#000000" draw:stroke-linejoin="miter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589cm" fo:min-width="0.595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variant="normal" fo:text-transform="none" fo:color="#000000" style:font-name="Arial" fo:font-size="15pt" fo:font-style="normal" fo:font-weight="normal"/>
    </style:style>
    <style:style style:name="T2" style:family="text">
      <style:text-properties fo:font-variant="normal" fo:text-transform="none" fo:color="#000000" style:font-name="Arial" fo:font-size="20pt" fo:font-style="italic" fo:font-weight="normal" style:font-size-asian="20pt" style:font-style-asian="italic" style:font-size-complex="20pt" style:font-style-complex="italic"/>
    </style:style>
    <style:style style:name="T3" style:family="text">
      <style:text-properties fo:font-variant="normal" fo:text-transform="none" fo:color="#000000" style:font-name="Arial" fo:font-size="20pt" fo:font-style="normal" fo:font-weight="normal" style:font-size-asian="20pt" style:font-style-asian="normal" style:font-size-complex="20pt" style:font-style-complex="normal"/>
    </style:style>
    <style:style style:name="T4" style:family="text">
      <style:text-properties fo:font-variant="normal" fo:text-transform="none" fo:color="#000000" style:text-position="33% 58%" style:font-name="Arial" fo:font-size="20pt" fo:font-style="normal" fo:font-weight="normal" style:font-size-asian="20pt" style:font-size-complex="20pt"/>
    </style:style>
    <style:style style:name="T5" style:family="text">
      <style:text-properties fo:font-variant="normal" fo:text-transform="none" fo:color="#000000" style:font-name="Arial" fo:font-size="20pt" fo:font-style="normal" fo:font-weight="normal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167cm" svg:height="16.933cm" svg:x="0cm" svg:y="0cm" svg:viewBox="0 0 21168 16934" draw:points="10584,16934 0,16934 0,0 21168,0 21168,16934">
          <text:p/>
        </draw:polygon>
        <draw:polyline draw:style-name="gr2" draw:text-style-name="P1" draw:layer="layout" svg:width="18.383cm" svg:height="0cm" svg:x="1.901cm" svg:y="15.663cm" svg:viewBox="0 0 18384 0" draw:points="0,0 18383,0 18384,0">
          <text:p/>
        </draw:polyline>
        <draw:path draw:style-name="gr3" draw:text-style-name="P1" draw:layer="layout" svg:width="18.382cm" svg:height="0cm" svg:x="1.901cm" svg:y="15.663cm" svg:viewBox="0 0 18383 0" svg:d="M0 0h318M18383 0h-317">
          <text:p/>
        </draw:path>
        <draw:polyline draw:style-name="gr2" draw:text-style-name="P1" draw:layer="layout" svg:width="18.383cm" svg:height="0cm" svg:x="1.901cm" svg:y="13.779cm" svg:viewBox="0 0 18384 0" draw:points="0,0 18383,0 18384,0">
          <text:p/>
        </draw:polyline>
        <draw:path draw:style-name="gr3" draw:text-style-name="P1" draw:layer="layout" svg:width="18.382cm" svg:height="0cm" svg:x="1.901cm" svg:y="13.779cm" svg:viewBox="0 0 18383 0" svg:d="M0 0h318M18383 0h-317">
          <text:p/>
        </draw:path>
        <draw:polyline draw:style-name="gr2" draw:text-style-name="P1" draw:layer="layout" svg:width="18.383cm" svg:height="0cm" svg:x="1.901cm" svg:y="11.896cm" svg:viewBox="0 0 18384 0" draw:points="0,0 18383,0 18384,0">
          <text:p/>
        </draw:polyline>
        <draw:path draw:style-name="gr3" draw:text-style-name="P1" draw:layer="layout" svg:width="18.382cm" svg:height="0cm" svg:x="1.901cm" svg:y="11.896cm" svg:viewBox="0 0 18383 0" svg:d="M0 0h318M18383 0h-317">
          <text:p/>
        </draw:path>
        <draw:polyline draw:style-name="gr2" draw:text-style-name="P1" draw:layer="layout" svg:width="18.383cm" svg:height="0cm" svg:x="1.901cm" svg:y="10.012cm" svg:viewBox="0 0 18384 0" draw:points="0,0 18383,0 18384,0">
          <text:p/>
        </draw:polyline>
        <draw:path draw:style-name="gr3" draw:text-style-name="P1" draw:layer="layout" svg:width="18.382cm" svg:height="0cm" svg:x="1.901cm" svg:y="10.012cm" svg:viewBox="0 0 18383 0" svg:d="M0 0h318M18383 0h-317">
          <text:p/>
        </draw:path>
        <draw:polyline draw:style-name="gr2" draw:text-style-name="P1" draw:layer="layout" svg:width="18.383cm" svg:height="0cm" svg:x="1.901cm" svg:y="8.124cm" svg:viewBox="0 0 18384 0" draw:points="0,0 18383,0 18384,0">
          <text:p/>
        </draw:polyline>
        <draw:path draw:style-name="gr3" draw:text-style-name="P1" draw:layer="layout" svg:width="18.382cm" svg:height="0cm" svg:x="1.901cm" svg:y="8.124cm" svg:viewBox="0 0 18383 0" svg:d="M0 0h318M18383 0h-317">
          <text:p/>
        </draw:path>
        <draw:polyline draw:style-name="gr2" draw:text-style-name="P1" draw:layer="layout" svg:width="18.383cm" svg:height="0cm" svg:x="1.901cm" svg:y="6.241cm" svg:viewBox="0 0 18384 0" draw:points="0,0 18383,0 18384,0">
          <text:p/>
        </draw:polyline>
        <draw:path draw:style-name="gr3" draw:text-style-name="P1" draw:layer="layout" svg:width="18.382cm" svg:height="0cm" svg:x="1.901cm" svg:y="6.241cm" svg:viewBox="0 0 18383 0" svg:d="M0 0h318M18383 0h-317">
          <text:p/>
        </draw:path>
        <draw:polyline draw:style-name="gr2" draw:text-style-name="P1" draw:layer="layout" svg:width="18.383cm" svg:height="0cm" svg:x="1.901cm" svg:y="4.357cm" svg:viewBox="0 0 18384 0" draw:points="0,0 18383,0 18384,0">
          <text:p/>
        </draw:polyline>
        <draw:path draw:style-name="gr3" draw:text-style-name="P1" draw:layer="layout" svg:width="18.382cm" svg:height="0cm" svg:x="1.901cm" svg:y="4.357cm" svg:viewBox="0 0 18383 0" svg:d="M0 0h318M18383 0h-317">
          <text:p/>
        </draw:path>
        <draw:polyline draw:style-name="gr2" draw:text-style-name="P1" draw:layer="layout" svg:width="18.383cm" svg:height="0cm" svg:x="1.901cm" svg:y="2.473cm" svg:viewBox="0 0 18384 0" draw:points="0,0 18383,0 18384,0">
          <text:p/>
        </draw:polyline>
        <draw:path draw:style-name="gr3" draw:text-style-name="P1" draw:layer="layout" svg:width="18.382cm" svg:height="0cm" svg:x="1.901cm" svg:y="2.473cm" svg:viewBox="0 0 18383 0" svg:d="M0 0h318M18383 0h-317">
          <text:p/>
        </draw:path>
        <draw:polyline draw:style-name="gr2" draw:text-style-name="P1" draw:layer="layout" svg:width="18.383cm" svg:height="0cm" svg:x="1.901cm" svg:y="0.589cm" svg:viewBox="0 0 18384 0" draw:points="0,0 18383,0 18384,0">
          <text:p/>
        </draw:polyline>
        <draw:path draw:style-name="gr3" draw:text-style-name="P1" draw:layer="layout" svg:width="18.382cm" svg:height="0cm" svg:x="1.901cm" svg:y="0.589cm" svg:viewBox="0 0 18383 0" svg:d="M0 0h318M18383 0h-317">
          <text:p/>
        </draw:path>
        <draw:polyline draw:style-name="gr2" draw:text-style-name="P1" draw:layer="layout" svg:width="0cm" svg:height="15.073cm" svg:x="1.9cm" svg:y="0.6cm" svg:viewBox="0 0 0 15074" draw:points="0,15074 0,0 0,0">
          <text:p/>
        </draw:polyline>
        <draw:polyline draw:style-name="gr2" draw:text-style-name="P1" draw:layer="layout" svg:width="0cm" svg:height="15.073cm" svg:x="6.498cm" svg:y="0.589cm" svg:viewBox="0 0 0 15074" draw:points="0,15074 0,0 0,0">
          <text:p/>
        </draw:polyline>
        <draw:path draw:style-name="gr3" draw:text-style-name="P1" draw:layer="layout" svg:width="0cm" svg:height="15.073cm" svg:x="6.498cm" svg:y="0.589cm" svg:viewBox="0 0 0 15074" svg:d="M0 15074v-317M0 0v318">
          <text:p/>
        </draw:path>
        <draw:polyline draw:style-name="gr2" draw:text-style-name="P1" draw:layer="layout" svg:width="0cm" svg:height="15.073cm" svg:x="11.095cm" svg:y="0.589cm" svg:viewBox="0 0 0 15074" draw:points="0,15074 0,0 0,0">
          <text:p/>
        </draw:polyline>
        <draw:path draw:style-name="gr3" draw:text-style-name="P1" draw:layer="layout" svg:width="0cm" svg:height="15.073cm" svg:x="11.095cm" svg:y="0.589cm" svg:viewBox="0 0 0 15074" svg:d="M0 15074v-317M0 0v318">
          <text:p/>
        </draw:path>
        <draw:path draw:style-name="gr2" draw:text-style-name="P1" draw:layer="layout" svg:width="0cm" svg:height="15.073cm" svg:x="15.688cm" svg:y="0.589cm" svg:viewBox="0 0 0 15074" svg:d="M0 15074v-14121M0 318v-318">
          <text:p/>
        </draw:path>
        <draw:path draw:style-name="gr3" draw:text-style-name="P1" draw:layer="layout" svg:width="0cm" svg:height="15.073cm" svg:x="15.688cm" svg:y="0.589cm" svg:viewBox="0 0 0 15074" svg:d="M0 15074v-317M0 0v318">
          <text:p/>
        </draw:path>
        <draw:polyline draw:style-name="gr2" draw:text-style-name="P1" draw:layer="layout" svg:width="0cm" svg:height="15.073cm" svg:x="20.285cm" svg:y="0.589cm" svg:viewBox="0 0 0 15074" draw:points="0,15074 0,0 0,0">
          <text:p/>
        </draw:polyline>
        <draw:path draw:style-name="gr3" draw:text-style-name="P1" draw:layer="layout" svg:width="0cm" svg:height="15.073cm" svg:x="20.285cm" svg:y="0.589cm" svg:viewBox="0 0 0 15074" svg:d="M0 15074v-317M0 0v318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0.923cm" svg:y1="0.531cm" svg:x2="0.923cm" svg:y2="0.531cm">
          <text:p/>
        </draw:line>
        <draw:path draw:style-name="gr4" draw:text-style-name="P1" draw:layer="layout" svg:width="15.131cm" svg:height="15.074cm" svg:x="4.568cm" svg:y="0.589cm" svg:viewBox="0 0 15132 15075" svg:d="M13643 635h1489M0 15075l120-391 183-590 187-553 184-523 187-490 187-462 183-434 187-406 187-377 184-350 187-328 187-300 183-278 187-258 184-233 187-211 187-194 183-177 187-155 187-141 183-124 187-109 187-95 184-81 187-71 183-60 187-46 187-39 184-31 187-22 187-14 183-10 187-4 187-3 184 3 187 4 183 3 187 7 187 4h183 187l187-4 184-7 187-14 187-21 183-25 187-39 184-42 187-56 187-67 183-78 187-92 187-102 184-120 187-134 187-155 183-170 187-187 183-208 187-226 187-250 184-272 187-293 187-317 183-346 187-370 187-395 184-424 187-455 183-483 187-512 187-543 184-579 169-550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0.923cm" svg:y1="0.531cm" svg:x2="0.923cm" svg:y2="0.531cm">
          <text:p/>
        </draw:line>
        <draw:path draw:style-name="gr5" draw:text-style-name="P2" draw:layer="layout" svg:width="0.071cm" svg:height="0.071cm" svg:x="-0.035cm" svg:y="-0.035cm" svg:viewBox="0 0 72 72" svg:d="M72 36c0 6-2 12-5 18-4 5-8 9-13 13-6 3-12 5-18 5-7 0-12-2-18-5-6-4-10-8-13-13-4-6-5-12-5-18 0-7 1-12 5-18 3-6 7-10 13-13 6-4 11-5 18-5 6 0 12 1 18 5 5 3 9 7 13 13 3 6 5 11 5 18z">
          <text:p/>
        </draw:path>
        <draw:polygon draw:style-name="gr5" draw:text-style-name="P2" draw:layer="layout" svg:width="0.094cm" svg:height="0.071cm" svg:x="-0.047cm" svg:y="-0.047cm" svg:viewBox="0 0 95 72" draw:points="47,0 0,72 95,72">
          <text:p/>
        </draw:polygon>
        <draw:polygon draw:style-name="gr6" draw:text-style-name="P1" draw:layer="layout" svg:width="0.094cm" svg:height="0.071cm" svg:x="-0.047cm" svg:y="-0.024cm" svg:viewBox="0 0 95 72" draw:points="47,72 95,0 0,0">
          <text:p/>
        </draw:polygon>
        <draw:polygon draw:style-name="gr5" draw:text-style-name="P2" draw:layer="layout" svg:width="0.094cm" svg:height="0.071cm" svg:x="-0.047cm" svg:y="-0.024cm" svg:viewBox="0 0 95 72" draw:points="47,72 95,0 0,0">
          <text:p/>
        </draw:polygon>
        <draw:polygon draw:style-name="gr6" draw:text-style-name="P1" draw:layer="layout" svg:width="0.1cm" svg:height="0.1cm" svg:x="-0.05cm" svg:y="-0.05cm" svg:viewBox="0 0 101 101" draw:points="25,76 0,50 50,0 101,50 50,101">
          <text:p/>
        </draw:polygon>
        <draw:polygon draw:style-name="gr5" draw:text-style-name="P2" draw:layer="layout" svg:width="0.1cm" svg:height="0.1cm" svg:x="-0.05cm" svg:y="-0.05cm" svg:viewBox="0 0 101 101" draw:points="25,76 0,50 50,0 101,50 50,101">
          <text:p/>
        </draw:polygon>
        <draw:frame draw:style-name="gr7" draw:text-style-name="P1" draw:layer="layout" svg:width="1.069cm" svg:height="0.589cm" svg:x="0.631cm" svg:y="15.411cm">
          <draw:text-box>
            <text:p text:style-name="P3"><text:span text:style-name="T1">-400</text:span></text:p>
          </draw:text-box>
        </draw:frame>
        <draw:frame draw:style-name="gr7" draw:text-style-name="P1" draw:layer="layout" svg:width="1.069cm" svg:height="0.589cm" svg:x="0.631cm" svg:y="13.527cm">
          <draw:text-box>
            <text:p text:style-name="P3"><text:span text:style-name="T1">-300</text:span></text:p>
          </draw:text-box>
        </draw:frame>
        <draw:frame draw:style-name="gr7" draw:text-style-name="P1" draw:layer="layout" svg:width="1.069cm" svg:height="0.589cm" svg:x="0.631cm" svg:y="11.644cm">
          <draw:text-box>
            <text:p text:style-name="P3"><text:span text:style-name="T1">-200</text:span></text:p>
          </draw:text-box>
        </draw:frame>
        <draw:frame draw:style-name="gr7" draw:text-style-name="P1" draw:layer="layout" svg:width="1.069cm" svg:height="0.589cm" svg:x="0.631cm" svg:y="9.76cm">
          <draw:text-box>
            <text:p text:style-name="P3"><text:span text:style-name="T1">-100</text:span></text:p>
          </draw:text-box>
        </draw:frame>
        <draw:frame draw:style-name="gr7" draw:text-style-name="P1" draw:layer="layout" svg:width="0.298cm" svg:height="0.589cm" svg:x="0.631cm" svg:y="7.872cm">
          <draw:text-box>
            <text:p text:style-name="P3"><text:span text:style-name="T1">0</text:span></text:p>
          </draw:text-box>
        </draw:frame>
        <draw:frame draw:style-name="gr7" draw:text-style-name="P1" draw:layer="layout" svg:width="0.891cm" svg:height="0.589cm" svg:x="0.631cm" svg:y="5.989cm">
          <draw:text-box>
            <text:p text:style-name="P3"><text:span text:style-name="T1">100</text:span></text:p>
          </draw:text-box>
        </draw:frame>
        <draw:frame draw:style-name="gr7" draw:text-style-name="P1" draw:layer="layout" svg:width="0.891cm" svg:height="0.589cm" svg:x="0.631cm" svg:y="4.105cm">
          <draw:text-box>
            <text:p text:style-name="P3"><text:span text:style-name="T1">200</text:span></text:p>
          </draw:text-box>
        </draw:frame>
        <draw:frame draw:style-name="gr7" draw:text-style-name="P1" draw:layer="layout" svg:width="0.891cm" svg:height="0.589cm" svg:x="0.631cm" svg:y="2.221cm">
          <draw:text-box>
            <text:p text:style-name="P3"><text:span text:style-name="T1">300</text:span></text:p>
          </draw:text-box>
        </draw:frame>
        <draw:frame draw:style-name="gr7" draw:text-style-name="P1" draw:layer="layout" svg:width="0.891cm" svg:height="0.589cm" svg:x="0.631cm" svg:y="0.337cm">
          <draw:text-box>
            <text:p text:style-name="P3"><text:span text:style-name="T1">400</text:span></text:p>
          </draw:text-box>
        </draw:frame>
        <draw:frame draw:style-name="gr7" draw:text-style-name="P1" draw:layer="layout" svg:width="0.772cm" svg:height="0.589cm" svg:x="1.5cm" svg:y="15.811cm">
          <draw:text-box>
            <text:p text:style-name="P4"><text:span text:style-name="T1">-10</text:span></text:p>
          </draw:text-box>
        </draw:frame>
        <draw:frame draw:style-name="gr7" draw:text-style-name="P1" draw:layer="layout" svg:width="0.476cm" svg:height="0.589cm" svg:x="6.097cm" svg:y="15.811cm">
          <draw:text-box>
            <text:p text:style-name="P4"><text:span text:style-name="T1">-5</text:span></text:p>
          </draw:text-box>
        </draw:frame>
        <draw:frame draw:style-name="gr7" draw:text-style-name="P1" draw:layer="layout" svg:width="0.298cm" svg:height="0.589cm" svg:x="10.694cm" svg:y="15.811cm">
          <draw:text-box>
            <text:p text:style-name="P4"><text:span text:style-name="T1">0</text:span></text:p>
          </draw:text-box>
        </draw:frame>
        <draw:frame draw:style-name="gr7" draw:text-style-name="P1" draw:layer="layout" svg:width="0.298cm" svg:height="0.589cm" svg:x="15.287cm" svg:y="15.811cm">
          <draw:text-box>
            <text:p text:style-name="P4"><text:span text:style-name="T1">5</text:span></text:p>
          </draw:text-box>
        </draw:frame>
        <draw:frame draw:style-name="gr8" draw:text-style-name="P5" draw:layer="layout" svg:width="0.595cm" svg:height="0.589cm" svg:x="19.884cm" svg:y="15.811cm">
          <draw:text-box>
            <text:p text:style-name="P4"><text:span text:style-name="T1">10</text:span></text:p>
          </draw:text-box>
        </draw:frame>
        <draw:frame draw:style-name="gr7" draw:text-style-name="P7" draw:layer="layout" svg:width="4.251cm" svg:height="0.788cm" svg:x="13.5cm" svg:y="0.812cm">
          <draw:text-box>
            <text:p text:style-name="P6"><text:span text:style-name="T2">f</text:span><text:span text:style-name="T3">(</text:span><text:span text:style-name="T2">x</text:span><text:span text:style-name="T3">)=</text:span><text:span text:style-name="T2">x</text:span><text:span text:style-name="T4">3</text:span><text:span text:style-name="T5">-</text:span><text:span text:style-name="T2">x</text:span><text:span text:style-name="T4">2</text:span><text:span text:style-name="T5">-</text:span><text:span text:style-name="T2">x</text:span><text:span text:style-name="T5">+1</text:span></text:p>
          </draw:text-box>
        </draw:frame>
        <draw:frame draw:style-name="gr9" draw:text-style-name="P8" draw:layer="layout" svg:width="0.858cm" svg:height="1.038cm" svg:x="1.2cm" svg:y="0.462cm">
          <draw:text-box>
            <text:p><text:span text:style-name="T6">y</text:span></text:p>
          </draw:text-box>
        </draw:frame>
        <draw:frame draw:style-name="gr10" draw:text-style-name="P8" draw:layer="layout" svg:width="0.858cm" svg:height="1.038cm" svg:x="20.2cm" svg:y="14.862cm">
          <draw:text-box>
            <text:p><text:span text:style-name="T6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14" draw:style="rect" draw:dots1="1" draw:dots1-length="0.071cm" draw:distance="0.14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67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6T17:18:11.132963779</dc:date>
    <meta:editing-duration>PT3M22S</meta:editing-duration>
    <meta:editing-cycles>1</meta:editing-cycles>
    <meta:document-statistic meta:object-count="56"/>
    <meta:generator>LibreOffice/6.0.7.3$Linux_X86_64 LibreOffice_project/dc89aa7a9eabfd848af146d5086077aeed2ae4a5</meta:generator>
  </office:meta>
</office:document-meta>
</file>